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4">
      <style:text-properties officeooo:paragraph-rsid="0010c95b"/>
    </style:style>
    <style:style style:name="P2" style:family="paragraph" style:parent-style-name="Text_20_body">
      <style:text-properties officeooo:paragraph-rsid="0010c95b"/>
    </style:style>
    <style:style style:name="P3" style:family="paragraph" style:parent-style-name="Heading_20_2">
      <style:text-properties officeooo:paragraph-rsid="00172205"/>
    </style:style>
    <style:style style:name="P4" style:family="paragraph" style:parent-style-name="Heading_20_4">
      <style:text-properties officeooo:paragraph-rsid="0015a77d"/>
    </style:style>
    <style:style style:name="P5" style:family="paragraph" style:parent-style-name="Text_20_body" style:list-style-name="L1"/>
    <style:style style:name="P6" style:family="paragraph" style:parent-style-name="Text_20_body" style:list-style-name="L1">
      <style:paragraph-properties fo:margin-top="0in" fo:margin-bottom="0in" style:contextual-spacing="false"/>
    </style:style>
    <style:style style:name="P7" style:family="paragraph" style:parent-style-name="Text_20_body" style:list-style-name="L2"/>
    <style:style style:name="P8" style:family="paragraph" style:parent-style-name="Text_20_body" style:list-style-name="L2">
      <style:paragraph-properties fo:margin-top="0in" fo:margin-bottom="0in" style:contextual-spacing="false"/>
    </style:style>
    <style:style style:name="P9" style:family="paragraph" style:parent-style-name="Text_20_body" style:list-style-name="L3"/>
    <style:style style:name="P10" style:family="paragraph" style:parent-style-name="Text_20_body" style:list-style-name="L3">
      <style:paragraph-properties fo:margin-top="0in" fo:margin-bottom="0in" style:contextual-spacing="false"/>
    </style:style>
    <style:style style:name="P11" style:family="paragraph" style:parent-style-name="Text_20_body" style:list-style-name="L4"/>
    <style:style style:name="P12" style:family="paragraph" style:parent-style-name="Text_20_body" style:list-style-name="L4">
      <style:paragraph-properties fo:margin-top="0in" fo:margin-bottom="0in" style:contextual-spacing="false"/>
    </style:style>
    <style:style style:name="P13" style:family="paragraph" style:parent-style-name="Text_20_body" style:list-style-name="L5"/>
    <style:style style:name="P14" style:family="paragraph" style:parent-style-name="Text_20_body" style:list-style-name="L5">
      <style:paragraph-properties fo:margin-top="0in" fo:margin-bottom="0in" style:contextual-spacing="false"/>
    </style:style>
    <style:style style:name="P15" style:family="paragraph" style:parent-style-name="Text_20_body" style:list-style-name="L6"/>
    <style:style style:name="P16" style:family="paragraph" style:parent-style-name="Text_20_body" style:list-style-name="L6">
      <style:paragraph-properties fo:margin-top="0in" fo:margin-bottom="0in" style:contextual-spacing="false"/>
    </style:style>
    <style:style style:name="P17" style:family="paragraph" style:parent-style-name="Text_20_body" style:list-style-name="L7"/>
    <style:style style:name="P18" style:family="paragraph" style:parent-style-name="Text_20_body" style:list-style-name="L7">
      <style:paragraph-properties fo:margin-top="0in" fo:margin-bottom="0in" style:contextual-spacing="false"/>
    </style:style>
    <style:style style:name="P19" style:family="paragraph" style:parent-style-name="Text_20_body" style:list-style-name="L8"/>
    <style:style style:name="P20" style:family="paragraph" style:parent-style-name="Text_20_body" style:list-style-name="L8">
      <style:paragraph-properties fo:margin-top="0in" fo:margin-bottom="0in" style:contextual-spacing="false"/>
    </style:style>
    <style:style style:name="P21" style:family="paragraph" style:parent-style-name="Text_20_body" style:list-style-name="L9"/>
    <style:style style:name="P22" style:family="paragraph" style:parent-style-name="Text_20_body" style:list-style-name="L9">
      <style:paragraph-properties fo:margin-top="0in" fo:margin-bottom="0in" style:contextual-spacing="false"/>
    </style:style>
    <style:style style:name="P23" style:family="paragraph" style:parent-style-name="Text_20_body" style:list-style-name="L10"/>
    <style:style style:name="P24" style:family="paragraph" style:parent-style-name="Text_20_body" style:list-style-name="L10">
      <style:paragraph-properties fo:margin-top="0in" fo:margin-bottom="0in" style:contextual-spacing="false"/>
    </style:style>
    <style:style style:name="P25" style:family="paragraph" style:parent-style-name="Text_20_body" style:list-style-name="L11"/>
    <style:style style:name="P26" style:family="paragraph" style:parent-style-name="Text_20_body" style:list-style-name="L11">
      <style:paragraph-properties fo:margin-top="0in" fo:margin-bottom="0in" style:contextual-spacing="false"/>
    </style:style>
    <style:style style:name="P27" style:family="paragraph" style:parent-style-name="Text_20_body">
      <style:text-properties officeooo:paragraph-rsid="0015a77d"/>
    </style:style>
    <style:style style:name="P28" style:family="paragraph" style:parent-style-name="Text_20_body">
      <style:text-properties officeooo:paragraph-rsid="0017c4fc"/>
    </style:style>
    <style:style style:name="P29" style:family="paragraph" style:parent-style-name="Text_20_body" style:list-style-name="L12">
      <style:text-properties officeooo:paragraph-rsid="0017c4fc"/>
    </style:style>
    <style:style style:name="P30" style:family="paragraph" style:parent-style-name="Text_20_body" style:list-style-name="L15">
      <style:text-properties officeooo:paragraph-rsid="0017c4fc"/>
    </style:style>
    <style:style style:name="T1" style:family="text">
      <style:text-properties officeooo:rsid="0010c95b"/>
    </style:style>
    <style:style style:name="T2" style:family="text">
      <style:text-properties fo:font-weight="normal" style:font-weight-asian="normal" style:font-weight-complex="normal"/>
    </style:style>
    <style:style style:name="T3" style:family="text">
      <style:text-properties fo:font-weight="normal" officeooo:rsid="0014d94a" style:font-weight-asian="normal" style:font-weight-complex="normal"/>
    </style:style>
    <style:style style:name="T4" style:family="text">
      <style:text-properties fo:font-weight="normal" officeooo:rsid="0015a77d" style:font-weight-asian="normal" style:font-weight-complex="normal"/>
    </style:style>
    <style:style style:name="T5" style:family="text">
      <style:text-properties fo:font-weight="normal" officeooo:rsid="00172205" style:font-weight-asian="normal" style:font-weight-complex="normal"/>
    </style:style>
    <style:style style:name="T6" style:family="text">
      <style:text-properties fo:font-weight="normal" officeooo:rsid="0017c4fc" style:font-weight-asian="normal" style:font-weight-complex="normal"/>
    </style:style>
    <style:style style:name="T7" style:family="text">
      <style:text-properties fo:font-weight="bold" officeooo:rsid="0014d94a" style:font-weight-asian="bold" style:font-weight-complex="bold"/>
    </style:style>
    <style:style style:name="T8" style:family="text">
      <style:text-properties fo:font-weight="bold" officeooo:rsid="0015a77d" style:font-weight-asian="bold" style:font-weight-complex="bold"/>
    </style:style>
    <style:style style:name="T9" style:family="text">
      <style:text-properties officeooo:rsid="00172205"/>
    </style:style>
    <style:style style:name="T10" style:family="text">
      <style:text-properties officeooo:rsid="0017c4fc"/>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span text:style-name="Strong_20_Emphasis">Teoría de los Componentes de Hardware</text:span></text:h>
      <text:h text:style-name="P1" text:outline-level="4"><text:span text:style-name="Strong_20_Emphasis"><text:span text:style-name="T1">1. Placa Base</text:span></text:span></text:h>
      <text:p text:style-name="Text_20_body">La <text:span text:style-name="Strong_20_Emphasis">placa base</text:span> es la tarjeta de circuito principal de un ordenador. Es el componente que conecta todos los demás dispositivos entre sí. Está equipada con varios <text:span text:style-name="Strong_20_Emphasis">puertos</text:span>, <text:span text:style-name="Strong_20_Emphasis">ranuras de expansión</text:span> y <text:span text:style-name="Strong_20_Emphasis">conectores</text:span> que permiten la interacción entre los componentes de hardware.</text:p>
      <text:p text:style-name="P2"><text:span text:style-name="Strong_20_Emphasis"><text:span text:style-name="T1">Formatos de placas base:</text:span></text:span></text:p>
      <text:list text:style-name="L1">
        <text:list-item>
          <text:p text:style-name="P6"><text:span text:style-name="Strong_20_Emphasis">ATX (Advanced Technology Extended):</text:span> Este es el formato más común y el de mayor tamaño. Ofrece muchas ranuras de expansión, ideal para estaciones de trabajo y equipos que necesitan añadir varios dispositivos.</text:p>
        </text:list-item>
        <text:list-item>
          <text:p text:style-name="P6"><text:span text:style-name="Strong_20_Emphasis">MicroATX:</text:span> Más pequeña que la ATX, mantiene una buena cantidad de ranuras de expansión, pero en un formato más compacto, ideal para equipos de sobremesa.</text:p>
        </text:list-item>
        <text:list-item>
          <text:p text:style-name="P5"><text:span text:style-name="Strong_20_Emphasis">Mini-ITX:</text:span> Formato muy pequeño, con una capacidad de expansión limitada. Es útil para ordenadores compactos o en lugares con poco espacio.</text:p>
        </text:list-item>
      </text:list>
      <text:p text:style-name="P2"><text:span text:style-name="Strong_20_Emphasis"><text:span text:style-name="T1">Componentes clave de una placa base:</text:span></text:span></text:p>
      <text:list text:style-name="L2">
        <text:list-item>
          <text:p text:style-name="P8"><text:span text:style-name="Strong_20_Emphasis">Chipset:</text:span> Controla la comunicación entre el procesador, la memoria y los periféricos.</text:p>
        </text:list-item>
        <text:list-item>
          <text:p text:style-name="P7"><text:span text:style-name="Strong_20_Emphasis">BIOS/UEFI:</text:span> El firmware que arranca el ordenador y gestiona la configuración básica del sistema.</text:p>
        </text:list-item>
      </text:list>
      <text:h text:style-name="P1" text:outline-level="4"><text:span text:style-name="Strong_20_Emphasis"><text:span text:style-name="T1">2. Procesador (CPU)</text:span></text:span></text:h>
      <text:p text:style-name="Text_20_body">El <text:span text:style-name="Strong_20_Emphasis">procesador</text:span> o CPU (Central Processing Unit) es el cerebro del ordenador. Ejecuta las instrucciones de los programas y realiza cálculos necesarios para el funcionamiento del sistema.</text:p>
      <text:p text:style-name="Text_20_body"><text:span text:style-name="Strong_20_Emphasis">Componentes internos del procesador:</text:span></text:p>
      <text:list text:style-name="L3">
        <text:list-item>
          <text:p text:style-name="P10"><text:span text:style-name="Strong_20_Emphasis">Conjunto de instrucciones:</text:span> Define el lenguaje que el procesador entiende y los tipos de operaciones que puede realizar.</text:p>
        </text:list-item>
        <text:list-item>
          <text:p text:style-name="P10"><text:span text:style-name="Strong_20_Emphasis">Registros:</text:span> Almacenan temporalmente datos y direcciones durante el procesamiento de información.</text:p>
        </text:list-item>
        <text:list-item>
          <text:p text:style-name="P10"><text:span text:style-name="Strong_20_Emphasis">Unidad aritmético-lógica (ALU):</text:span> Realiza operaciones matemáticas y lógicas.</text:p>
        </text:list-item>
        <text:list-item>
          <text:p text:style-name="P9"><text:span text:style-name="Strong_20_Emphasis">Unidad de control:</text:span> Coordina el funcionamiento del procesador, dictando cuándo realizar cada instrucción.</text:p>
        </text:list-item>
      </text:list>
      <text:h text:style-name="P1" text:outline-level="4"><text:span text:style-name="Strong_20_Emphasis"><text:span text:style-name="T1">4. Almacenamiento (Discos Periféricos)</text:span></text:span></text:h>
      <text:p text:style-name="Text_20_body">El <text:span text:style-name="Strong_20_Emphasis">almacenamiento</text:span> es el lugar donde se guardan los datos de manera permanente o semipermanente. Existen dos tipos principales:</text:p>
      <text:list text:style-name="L4">
        <text:list-item>
          <text:p text:style-name="P12"><text:span text:style-name="Strong_20_Emphasis">Disco duro (HDD)</text:span>: utiliza platos magnéticos giratorios para almacenar datos. Son más lentos que los SSD, pero ofrecen gran capacidad a bajo costo.</text:p>
        </text:list-item>
        <text:list-item>
          <text:p text:style-name="P11"><text:span text:style-name="Strong_20_Emphasis">Unidad de estado sólido (SSD)</text:span>: utiliza memoria flash para almacenar datos. Son mucho más rápidos que los HDD, lo que mejora el rendimiento del sistema, especialmente en la carga de aplicaciones y el arranque del sistema operativo.</text:p>
        </text:list-item>
      </text:list>
      <text:h text:style-name="P1" text:outline-level="4"><text:soft-page-break/><text:span text:style-name="Strong_20_Emphasis"><text:span text:style-name="T1">5. Interfícies de Entrada/Salida</text:span></text:span></text:h>
      <text:p text:style-name="Text_20_body">Las <text:span text:style-name="Strong_20_Emphasis">interfaces de entrada/salida (I/O)</text:span> son los conectores que permiten la comunicación entre el ordenador y los dispositivos externos. Algunos ejemplos incluyen:</text:p>
      <text:list text:style-name="L5">
        <text:list-item>
          <text:p text:style-name="P14"><text:span text:style-name="Strong_20_Emphasis">USB (Universal Serial Bus)</text:span>: estándar para conectar periféricos como teclados, ratones, discos externos, etc.</text:p>
        </text:list-item>
        <text:list-item>
          <text:p text:style-name="P14"><text:span text:style-name="Strong_20_Emphasis">HDMI/DisplayPort</text:span>: utilizados para transmitir video y audio de alta definición a monitores o televisores.</text:p>
        </text:list-item>
        <text:list-item>
          <text:p text:style-name="P13"><text:span text:style-name="Strong_20_Emphasis">Ethernet (RJ45)</text:span>: puerto para conexión a redes cableadas.</text:p>
        </text:list-item>
      </text:list>
      <text:h text:style-name="P1" text:outline-level="4"><text:span text:style-name="Strong_20_Emphasis"><text:span text:style-name="T1">6. Tarjeta Gráfica (GPU)</text:span></text:span></text:h>
      <text:p text:style-name="Text_20_body">La <text:span text:style-name="Strong_20_Emphasis">tarjeta gráfica</text:span> o <text:span text:style-name="Strong_20_Emphasis">Unidad de Procesamiento Gráfico (GPU)</text:span> se encarga de renderizar gráficos en 2D o 3D y de ejecutar tareas de procesamiento intensivo relacionadas con imágenes o vídeos. Las tarjetas gráficas pueden ser:</text:p>
      <text:list text:style-name="L6">
        <text:list-item>
          <text:p text:style-name="P16"><text:span text:style-name="Strong_20_Emphasis">Integradas</text:span>: ya vienen incluidas en la CPU y son adecuadas para tareas básicas como la navegación o la ofimática.</text:p>
        </text:list-item>
        <text:list-item>
          <text:p text:style-name="P15"><text:span text:style-name="Strong_20_Emphasis">Dedicadas</text:span>: son componentes aparte, ideales para juegos, edición de vídeo y diseño gráfico, ya que tienen su propia memoria (VRAM).</text:p>
        </text:list-item>
      </text:list>
      <text:h text:style-name="P1" text:outline-level="4"><text:span text:style-name="Strong_20_Emphasis"><text:span text:style-name="T1">7. Fuente de Alimentación</text:span></text:span></text:h>
      <text:p text:style-name="Text_20_body">La <text:span text:style-name="Strong_20_Emphasis">fuente de alimentación (PSU)</text:span> convierte la corriente alterna (AC) de la red eléctrica en corriente continua (DC), que es lo que utilizan los componentes del ordenador. La PSU debe tener suficiente potencia para alimentar todos los componentes del sistema.</text:p>
      <text:h text:style-name="P1" text:outline-level="4"><text:span text:style-name="Strong_20_Emphasis"><text:span text:style-name="T1">8. Ventilación y Refrigeración</text:span></text:span></text:h>
      <text:p text:style-name="Text_20_body">La <text:span text:style-name="Strong_20_Emphasis">refrigeración</text:span> es esencial para evitar que los componentes del sistema se sobrecalienten. Puede ser pasiva (disipadores de calor) o activa (ventiladores). Para sistemas de alto rendimiento, también se puede usar refrigeración líquida.</text:p>
      <text:h text:style-name="Heading_20_2" text:outline-level="2"><text:span text:style-name="Strong_20_Emphasis">Teoría de los Componentes de Red</text:span></text:h>
      <text:h text:style-name="Heading_20_4" text:outline-level="4"><text:span text:style-name="Strong_20_Emphasis">1. Tipos de Redes</text:span></text:h>
      <text:p text:style-name="Text_20_body">Una red informática es un conjunto de dispositivos conectados entre sí para compartir información y recursos. Los principales tipos de redes son:</text:p>
      <text:list text:style-name="L7">
        <text:list-item>
          <text:p text:style-name="P18"><text:span text:style-name="Strong_20_Emphasis">LAN (Local Area Network)</text:span>: interconecta dispositivos dentro de un área pequeña, como una oficina o un centro educativo.</text:p>
        </text:list-item>
        <text:list-item>
          <text:p text:style-name="P18"><text:span text:style-name="Strong_20_Emphasis">WAN (Wide Area Network)</text:span>: conecta redes LAN a través de grandes distancias, utilizando enlaces externos como el Internet.</text:p>
        </text:list-item>
        <text:list-item>
          <text:p text:style-name="P17"><text:span text:style-name="Strong_20_Emphasis">Wi-Fi (Wireless LAN)</text:span>: una variante de LAN que utiliza señales inalámbricas para conectar dispositivos, eliminando la necesidad de cables.</text:p>
        </text:list-item>
      </text:list>
      <text:h text:style-name="Heading_20_4" text:outline-level="4"><text:span text:style-name="Strong_20_Emphasis">2. Topologías de Red</text:span></text:h>
      <text:p text:style-name="Text_20_body">La <text:span text:style-name="Strong_20_Emphasis">topología de red</text:span> define cómo se interconectan los dispositivos dentro de una red. Algunos tipos comunes son:</text:p>
      <text:list text:style-name="L8">
        <text:list-item>
          <text:p text:style-name="P20"><text:soft-page-break/><text:span text:style-name="Strong_20_Emphasis">Estrella</text:span>: todos los dispositivos están conectados a un nodo central (por ejemplo, un switch o un router). Es fácil de mantener y diagnosticar problemas.</text:p>
        </text:list-item>
        <text:list-item>
          <text:p text:style-name="P20"><text:span text:style-name="Strong_20_Emphasis">Bus</text:span>: todos los dispositivos están conectados en línea a un único cable. Es económica, pero menos fiable si el cable se daña.</text:p>
        </text:list-item>
        <text:list-item>
          <text:p text:style-name="P20"><text:span text:style-name="Strong_20_Emphasis">Anillo</text:span>: los dispositivos se conectan en un círculo cerrado. Cada dispositivo pasa los datos al siguiente hasta que alcanzan su destino.</text:p>
        </text:list-item>
        <text:list-item>
          <text:p text:style-name="P19"><text:span text:style-name="Strong_20_Emphasis">Malla</text:span>: cada dispositivo está conectado a varios otros. Ofrece redundancia, pero es más costosa.</text:p>
        </text:list-item>
      </text:list>
      <text:h text:style-name="Heading_20_4" text:outline-level="4"><text:span text:style-name="Strong_20_Emphasis">3. Switches y Routers</text:span></text:h>
      <text:list text:style-name="L9">
        <text:list-item>
          <text:p text:style-name="P22"><text:span text:style-name="Strong_20_Emphasis">Switch</text:span>: es un dispositivo que conecta varios equipos dentro de una red LAN, permitiendo que se comuniquen entre ellos. Es más eficiente que un hub, ya que envía los datos solo al dispositivo destinatario.</text:p>
        </text:list-item>
        <text:list-item>
          <text:p text:style-name="P21"><text:span text:style-name="Strong_20_Emphasis">Router</text:span>: conecta redes diferentes entre sí (por ejemplo, una LAN con Internet). También dirige el tráfico entre dispositivos en la red y puede proporcionar funcionalidades como cortafuegos y VPN.</text:p>
        </text:list-item>
      </text:list>
      <text:h text:style-name="Heading_20_4" text:outline-level="4"><text:span text:style-name="Strong_20_Emphasis">4. Cableado de Red</text:span></text:h>
      <text:p text:style-name="Text_20_body">El <text:span text:style-name="Strong_20_Emphasis">cableado de red</text:span> es crucial para la conexión física de dispositivos en una red LAN. Los tipos más comunes de cables son:</text:p>
      <text:list text:style-name="L10">
        <text:list-item>
          <text:p text:style-name="P24"><text:span text:style-name="Strong_20_Emphasis">UTP (Unshielded Twisted Pair)</text:span>: el tipo de cable más usado para redes Ethernet. La categoría más común es Cat 6, que soporta velocidades de hasta 1 Gbps.</text:p>
        </text:list-item>
        <text:list-item>
          <text:p text:style-name="P24"><text:span text:style-name="Strong_20_Emphasis">STP (Shielded Twisted Pair)</text:span>: similar al UTP, pero con una capa adicional de blindaje que reduce las interferencias electromagnéticas.</text:p>
        </text:list-item>
        <text:list-item>
          <text:p text:style-name="P23"><text:span text:style-name="Strong_20_Emphasis">Fibra Óptica</text:span>: utiliza pulsos de luz para transmitir datos a largas distancias y a velocidades extremadamente altas.</text:p>
        </text:list-item>
      </text:list>
      <text:h text:style-name="Heading_20_4" text:outline-level="4"><text:span text:style-name="Strong_20_Emphasis">5. Conectores RJ45</text:span></text:h>
      <text:p text:style-name="Text_20_body">Los <text:span text:style-name="Strong_20_Emphasis">conectores RJ45</text:span> se utilizan en el cableado Ethernet para conectar dispositivos a la red. Estos conectores se emplean con cables UTP o STP, y son los más comunes en redes LAN cableadas.</text:p>
      <text:h text:style-name="Heading_20_4" text:outline-level="4"><text:span text:style-name="Strong_20_Emphasis">6. Puntos de Acceso Wi-Fi (Access Points)</text:span></text:h>
      <text:p text:style-name="Text_20_body">Los <text:span text:style-name="Strong_20_Emphasis">puntos de acceso Wi-Fi</text:span> son dispositivos que permiten conectar dispositivos móviles (laptops, tablets, smartphones) a la red LAN de forma inalámbrica. Proveen señal Wi-Fi en zonas específicas y pueden conectarse a un router o switch para extender la red.</text:p>
      <text:h text:style-name="Heading_20_4" text:outline-level="4"><text:span text:style-name="Strong_20_Emphasis">7. Servidores</text:span></text:h>
      <text:p text:style-name="Text_20_body">Un <text:span text:style-name="Strong_20_Emphasis">servidor</text:span> es un ordenador especializado en gestionar servicios de red como almacenamiento de archivos, impresión compartida, correo electrónico o aplicaciones. Existen varios tipos de servidores, según su función:</text:p>
      <text:list text:style-name="L11">
        <text:list-item>
          <text:p text:style-name="P26"><text:span text:style-name="Strong_20_Emphasis">Servidor de archivos</text:span>: almacena y gestiona acceso a los archivos compartidos por varios usuarios.</text:p>
        </text:list-item>
        <text:list-item>
          <text:p text:style-name="P26"><text:span text:style-name="Strong_20_Emphasis">Servidor de impresión</text:span>: gestiona las solicitudes de impresión en una red.</text:p>
        </text:list-item>
        <text:list-item>
          <text:p text:style-name="P25"><text:soft-page-break/><text:span text:style-name="Strong_20_Emphasis">Servidor web</text:span>: aloja páginas web y las distribuye a los usuarios que las solicitan a través de Internet o de la red local.</text:p>
        </text:list-item>
      </text:list>
      <text:h text:style-name="Heading_20_4" text:outline-level="4"><text:span text:style-name="Strong_20_Emphasis">8. Firewall</text:span></text:h>
      <text:p text:style-name="Text_20_body">El <text:span text:style-name="Strong_20_Emphasis">firewall</text:span> es una herramienta de seguridad que se coloca entre una red interna y una red externa (como Internet). Su función es controlar el tráfico de red entrante y saliente, bloqueando accesos no autorizados y permitiendo solo las comunicaciones seguras.</text:p>
      <text:h text:style-name="Heading_20_2" text:outline-level="2"><text:span text:style-name="Strong_20_Emphasis">Creación de la empresa</text:span></text:h>
      <text:h text:style-name="Heading_20_4" text:outline-level="4"><text:span text:style-name="Strong_20_Emphasis"><text:span text:style-name="T7">Nombre de la empresa</text:span></text:span><text:span text:style-name="Strong_20_Emphasis"><text:span text:style-name="T3">: </text:span></text:span><text:span text:style-name="Strong_20_Emphasis"><text:span text:style-name="T4">TechSoluciones S.L.</text:span></text:span></text:h>
      <text:h text:style-name="Heading_20_4" text:outline-level="4"><text:span text:style-name="Strong_20_Emphasis">Descripción de la empresa: </text:span><text:span text:style-name="Strong_20_Emphasis"><text:span text:style-name="T2">TechSoluciones S.L. es una empresa de servicios tecnológicos especializada en proporcionar soluciones de infraestructura informática a pequeñas y medianas empresas, así como a centros educativos. Nos encargamos del montaje de ordenadores, configuración de redes y servidores, además de garantizar la seguridad informática y un rendimiento óptimo.</text:span></text:span></text:h>
      <text:h text:style-name="P4" text:outline-level="4"><text:span text:style-name="Strong_20_Emphasis"><text:span text:style-name="T8">Objetivo del proyecto: </text:span></text:span><text:span text:style-name="Strong_20_Emphasis"><text:span text:style-name="T4">El objetivo </text:span></text:span><text:span text:style-name="Strong_20_Emphasis"><text:span text:style-name="T5">es diseñas y montar una infraestructura informática para TechSoluciones, compuesta por estaciones de trabajo para los empleados, servidores para la gestión de datos y servicios, y una red eficiente y segura para la interconexión de todos los dispositivos.</text:span></text:span></text:h>
      <text:p text:style-name="P27"><text:span text:style-name="Strong_20_Emphasis"><text:span text:style-name="T4"/></text:span></text:p>
      <text:h text:style-name="P3" text:outline-level="2"><text:span text:style-name="Strong_20_Emphasis"><text:span text:style-name="T9">Montaje de Ordenadores y Servidores</text:span></text:span></text:h>
      <text:p text:style-name="P28"><text:span text:style-name="Strong_20_Emphasis"/></text:p>
      <text:p text:style-name="P28"><text:span text:style-name="Strong_20_Emphasis"><text:span text:style-name="T6">Especificaciones del PC de Desarrollo:</text:span></text:span></text:p>
      <text:p text:style-name="P28"><text:span text:style-name="Strong_20_Emphasis"><text:span text:style-name="T6">1. Placa Base:</text:span></text:span></text:p>
      <text:list text:style-name="L12">
        <text:list-item>
          <text:p text:style-name="P29"><text:span text:style-name="Strong_20_Emphasis"><text:span text:style-name="T6">Formato: ATX</text:span></text:span></text:p>
        </text:list-item>
        <text:list-item>
          <text:p text:style-name="P29"><text:span text:style-name="Strong_20_Emphasis"><text:span text:style-name="T6">Modelo: Asus TUF Gaming Z590-Plus</text:span></text:span></text:p>
        </text:list-item>
        <text:list-item>
          <text:p text:style-name="P29"><text:span text:style-name="Strong_20_Emphasis"><text:span text:style-name="T6">Características: Soporte para procesadores Intel de última generación, PCIe 4.0 para almacenamiento rápido y puertos USB3.2 para conectar perífericos.</text:span></text:span></text:p>
        </text:list-item>
      </text:list>
      <text:p text:style-name="P28"><text:span text:style-name="Strong_20_Emphasis"><text:span text:style-name="T6">2. Procesador (CPU):</text:span></text:span></text:p>
      <text:list text:style-name="L15">
        <text:list-item>
          <text:p text:style-name="P30"><text:span text:style-name="Strong_20_Emphasis"><text:span text:style-name="T6">Modelo: Intel Core i7-11700K (8 núcleos, 3.6GHz, hasta 5.0 GHz con Turbo Boost)</text:span></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3T17:31:22.815793288</meta:creation-date>
    <meta:generator>LibreOffice/24.2.6.2$Linux_X86_64 LibreOffice_project/420$Build-2</meta:generator>
    <dc:date>2024-10-10T20:07:33.571103369</dc:date>
    <meta:editing-duration>PT2H20M29S</meta:editing-duration>
    <meta:editing-cycles>6</meta:editing-cycles>
    <meta:document-statistic meta:table-count="0" meta:image-count="0" meta:object-count="0" meta:page-count="4" meta:paragraph-count="77" meta:word-count="1298" meta:character-count="8313" meta:non-whitespace-character-count="7127"/>
  </office:meta>
</office:document-meta>
</file>